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2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8944" calcext:value-type="float">
            <text:p>97.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200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008" calcext:value-type="float">
            <text:p>81.5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7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6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5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5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5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5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9202</text:p>
          </table:table-cell>
          <table:table-cell office:value-type="string" calcext:value-type="string">
            <text:p>Dumas South Quad</text:p>
          </table:table-cell>
          <table:table-cell office:value-type="string" calcext:value-type="string">
            <text:p>195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